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4.966cm" fo:min-width="4.216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3.996cm" fo:min-width="4.2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75cm" fo:min-width="22.5cm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22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1cm" fo:min-width="19.16cm"/>
      <style:paragraph-properties style:writing-mode="lr-tb"/>
    </style:style>
    <style:style style:name="gr13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gr15" style:family="graphic" style:parent-style-name="standard">
      <style:graphic-properties draw:stroke="solid" draw:stroke-dash="Dot" svg:stroke-width="0.2cm" svg:stroke-color="#999999" draw:marker-start-width="0.5cm" draw:marker-end-width="0.5cm" draw:fill="solid" draw:fill-color="#dddddd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5cm" fo:min-width="0.5cm"/>
    </style:style>
    <style:style style:name="gr18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standard" style:list-style-name="L4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8.904cm"/>
    </style:style>
    <style:style style:name="gr22" style:family="graphic" style:parent-style-name="standard" style:list-style-name="L4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 style:list-style-name="L4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5" style:family="graphic" style:parent-style-name="standard" style:list-style-name="L4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6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12.9cm"/>
    </style:style>
    <style:style style:name="gr28" style:family="graphic" style:parent-style-name="standard" style:list-style-name="L4">
      <style:graphic-properties svg:stroke-color="#000000" draw:fill="solid" draw:fill-color="#ffffff" draw:textarea-horizontal-align="justify" draw:textarea-vertical-align="middle" draw:auto-grow-height="false" fo:min-height="0.654cm" fo:min-width="12.9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3.474cm" style:use-optimal-column-width="false"/>
    </style:style>
    <style:style style:name="co2" style:family="table-column">
      <style:table-column-properties style:column-width="10.801cm" style:use-optimal-column-width="false"/>
    </style:style>
    <style:style style:name="co3" style:family="table-column">
      <style:table-column-properties style:column-width="4.784cm" style:use-optimal-column-width="false"/>
    </style:style>
    <style:style style:name="co4" style:family="table-column">
      <style:table-column-properties style:column-width="1.618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0000" loext:opacity="100%" fo:font-weight="normal" style:font-weight-asian="normal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loext:graphic-properties draw:fill="solid" draw:fill-color="#ffe99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0pt" fo:font-weight="bold" style:font-size-asian="20pt" style:font-size-complex="20pt"/>
    </style:style>
    <style:style style:name="P14" style:family="paragraph">
      <loext:graphic-properties draw:fill="solid" draw:fill-color="#ffffff"/>
      <style:paragraph-properties fo:text-align="justify"/>
    </style:style>
    <style:style style:name="P15" style:family="paragraph">
      <loext:graphic-properties draw:fill="solid" draw:fill-color="#81d4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style:paragraph-properties fo:text-align="center"/>
      <style:text-properties fo:color="#b2b2b2" loext:opacity="100%"/>
    </style:style>
    <style:style style:name="P20" style:family="paragraph">
      <loext:graphic-properties draw:fill="none" draw:fill-color="#ffffff"/>
      <style:paragraph-properties fo:text-align="center"/>
      <style:text-properties fo:color="#b2b2b2" loext:opacity="100%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20pt" style:font-size-asian="20pt" style:font-size-complex="20pt"/>
    </style:style>
    <style:style style:name="P23" style:family="paragraph">
      <loext:graphic-properties draw:fill="solid" draw:fill-color="#808080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808080" loext:opacity="100%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paragraph-properties fo:text-align="center"/>
      <style:text-properties fo:font-size="20pt" fo:font-weight="bold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808080" loext:opacity="100%" fo:font-size="18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text-align="center" style:text-autospace="non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b2b2b2" loext:opacity="100%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F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oftware de Gestão escola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Usuários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PROFESSOR</text:p>
                <text:list>
                  <text:list-item>
                    <text:p>cp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nome</text:p>
                  </text:list-item>
                  <text:list-item>
                    <text:p text:style-name="P2">sex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teriaMinistra</text:p>
                  </text:list-item>
                  <text:list-item>
                    <text:p>turma</text:p>
                  </text:list-item>
                </text:list>
              </text:list-item>
            </text:list>
          </draw:text-box>
        </draw:frame>
        <draw:frame presentation:style-name="pr4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ALUNO</text:p>
                <text:list>
                  <text:list-item>
                    <text:p>cpf</text:p>
                  </text:list-item>
                  <text:list-item>
                    <text:p>nome</text:p>
                  </text:list-item>
                  <text:list-item>
                    <text:p>idade</text:p>
                  </text:list-item>
                  <text:list-item>
                    <text:p>sexo</text:p>
                  </text:list-item>
                  <text:list-item>
                    <text:p>turma</text:p>
                  </text:list-item>
                  <text:list-item>
                    <text:p>no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ransformando em classes</text:p>
          </draw:text-box>
        </draw:frame>
        <draw:g>
          <draw:custom-shape draw:style-name="gr2" draw:text-style-name="P3" draw:layer="layout" svg:width="5cm" svg:height="5.5cm" svg:x="11cm" svg:y="3.5cm">
            <text:p/>
            <draw:enhanced-geometry svg:viewBox="0 0 21600 21600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11cm" svg:y1="5cm" svg:x2="16cm" svg:y2="5cm">
            <text:p/>
          </draw:line>
        </draw:g>
        <draw:frame draw:style-name="gr4" draw:text-style-name="P6" draw:layer="layout" svg:width="5cm" svg:height="0.962cm" svg:x="11cm" svg:y="3.787cm">
          <draw:text-box>
            <text:p text:style-name="P5">Pessoa</text:p>
          </draw:text-box>
        </draw:frame>
        <draw:custom-shape draw:style-name="gr5" draw:text-style-name="P3" draw:layer="layout" svg:width="5cm" svg:height="4.5cm" svg:x="14.5cm" svg:y="1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4.5cm" svg:y1="11.5cm" svg:x2="19.5cm" svg:y2="11.5cm">
          <text:p/>
        </draw:line>
        <draw:frame draw:style-name="gr6" draw:text-style-name="P7" draw:layer="layout" svg:width="5cm" svg:height="1.884cm" svg:x="14.532cm" svg:y="11.616cm">
          <draw:text-box>
            <text:p>- MateriaMin</text:p>
          </draw:text-box>
        </draw:frame>
        <draw:frame draw:style-name="gr7" draw:text-style-name="P7" draw:layer="layout" svg:width="5cm" svg:height="3.095cm" svg:x="11cm" svg:y="5.116cm">
          <draw:text-box>
            <text:p>- CPF</text:p>
            <text:p>- Nome</text:p>
            <text:p>- Turma</text:p>
            <text:p>- Sexo</text:p>
          </draw:text-box>
        </draw:frame>
        <draw:custom-shape draw:style-name="gr5" draw:text-style-name="P3" draw:layer="layout" svg:width="5cm" svg:height="4.5cm" svg:x="7.5cm" svg:y="1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5cm" svg:y1="11.5cm" svg:x2="12.5cm" svg:y2="11.5cm">
          <text:p/>
        </draw:line>
        <draw:frame draw:style-name="gr4" draw:text-style-name="P6" draw:layer="layout" svg:width="5cm" svg:height="0.962cm" svg:x="7.5cm" svg:y="10.5cm">
          <draw:text-box>
            <text:p text:style-name="P5">Aluno</text:p>
          </draw:text-box>
        </draw:frame>
        <draw:frame draw:style-name="gr4" draw:text-style-name="P6" draw:layer="layout" svg:width="5cm" svg:height="0.962cm" svg:x="14.5cm" svg:y="10.5cm">
          <draw:text-box>
            <text:p text:style-name="P5">Professor</text:p>
          </draw:text-box>
        </draw:frame>
        <draw:frame draw:style-name="gr7" draw:text-style-name="P7" draw:layer="layout" svg:width="5cm" svg:height="2.384cm" svg:x="7.5cm" svg:y="11.616cm">
          <draw:text-box>
            <text:p>- Matricula</text:p>
            <text:p>- Idade</text:p>
            <text:p>- Nota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urs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ódigo de curso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1">Código do curso</text:span></text:p>
                  </text:list-item>
                  <text:list-item>
                    <text:p text:style-name="P2">Nome curso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adastramento aluno</text:p>
          </draw:text-box>
        </draw:frame>
        <draw:frame draw:style-name="gr8" draw:text-style-name="P10" draw:layer="layout" svg:width="22cm" svg:height="2.384cm" svg:x="3cm" svg:y="4.5cm">
          <draw:text-box>
            <text:p text:style-name="P9">Tela de cadastramento de aluno seguirá como um formulário simples. Será apresentado após os pais/responsáveis pelo aluno marcarem a caixa de confirmação de Termos de Serviços prestados.</text:p>
          </draw:text-box>
        </draw:frame>
        <draw:frame draw:style-name="gr8" draw:text-style-name="P10" draw:layer="layout" svg:width="22cm" svg:height="2.384cm" svg:x="3cm" svg:y="8.5cm">
          <draw:text-box>
            <text:p text:style-name="P9">Tela de Termos de Serviços prestados só habilitará botão de confirmação após a rolagem estar completamente baixada, como forma de forçar os assinantes a ler os term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la dos Termos de Serviços</text:p>
          </draw:text-box>
        </draw:frame>
        <draw:custom-shape draw:style-name="gr9" draw:text-style-name="P11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cm" svg:height="0.962cm" svg:x="3cm" svg:y="4cm">
          <draw:text-box>
            <text:p>LOGO ESCOLA</text:p>
          </draw:text-box>
        </draw:frame>
        <draw:frame draw:style-name="gr11" draw:text-style-name="P13" draw:layer="layout" svg:width="16.5cm" svg:height="1.825cm" svg:x="6cm" svg:y="6cm">
          <draw:text-box>
            <text:p text:style-name="P5"><text:span text:style-name="T2">LEIA ATENTAMENTE OS TERMOS DE SERVIÇO</text:span></text:p>
          </draw:text-box>
        </draw:frame>
        <draw:custom-shape draw:style-name="gr12" draw:text-style-name="P14" draw:layer="layout" svg:width="20cm" svg:height="3.5cm" svg:x="4.5cm" svg:y="7.5cm">
          <text:p text:style-name="P9"/>
          <draw:enhanced-geometry svg:viewBox="0 0 21600 21600" draw:path-stretchpoint-x="10800" draw:path-stretchpoint-y="10800" draw:text-areas="?f3 ?f4 ?f5 ?f6" draw:type="round-rectangle" draw:modifiers="802.056555269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5" draw:layer="layout" svg:width="4.5cm" svg:height="2cm" svg:x="8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7" draw:layer="layout" svg:width="4cm" svg:height="1.673cm" svg:x="8.95cm" svg:y="12.164cm">
            <draw:text-box>
              <text:p text:style-name="P16">Aceitar os termos</text:p>
            </draw:text-box>
          </draw:frame>
        </draw:g>
        <draw:g>
          <draw:custom-shape draw:style-name="gr15" draw:text-style-name="P18" draw:layer="layout" svg:width="4.5cm" svg:height="2cm" svg:x="14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0" draw:layer="layout" svg:width="4cm" svg:height="1.673cm" svg:x="14.95cm" svg:y="12.164cm">
            <draw:text-box>
              <text:p text:style-name="P19"><text:span text:style-name="T3">Aceitar os termos</text:span></text:p>
            </draw:text-box>
          </draw:frame>
        </draw:g>
        <draw:frame draw:style-name="gr16" draw:text-style-name="P22" draw:layer="layout" svg:width="19cm" svg:height="3.5cm" svg:x="4.5cm" svg:y="7.5cm">
          <draw:text-box>
            <text:p text:style-name="P21"><text:span text:style-name="T4">Lorem Ipsum is simply dummy text of the printing and typesetting industry. Lorem Ipsum has been the industry's standard dummy text ever since the 1500s, when an unknown printer took a galley of type and scrambled it to make a type specimen book.</text:span></text:p>
          </draw:text-box>
        </draw:frame>
        <draw:g>
          <draw:custom-shape draw:style-name="gr17" draw:text-style-name="P12" draw:layer="layout" svg:width="1cm" svg:height="3.5cm" svg:x="23.5cm" svg:y="7.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3" draw:layer="layout" svg:width="1cm" svg:height="0.5cm" svg:x="23.5cm" svg:y="10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la cadastramento aluno</text:p>
          </draw:text-box>
        </draw:frame>
        <draw:custom-shape draw:style-name="gr9" draw:text-style-name="P11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cm" svg:height="0.962cm" svg:x="3cm" svg:y="4cm">
          <draw:text-box>
            <text:p>LOGO ESCOLA</text:p>
          </draw:text-box>
        </draw:frame>
        <draw:frame draw:style-name="gr19" draw:text-style-name="P13" draw:layer="layout" svg:width="13.5cm" svg:height="1.038cm" svg:x="7.5cm" svg:y="6cm">
          <draw:text-box>
            <text:p text:style-name="P5"><text:span text:style-name="T2">Faça sua matrícula hoje mesmo!! </text:span></text:p>
          </draw:text-box>
        </draw:frame>
        <draw:g>
          <draw:frame draw:style-name="gr8" draw:text-style-name="P7" draw:layer="layout" svg:width="6cm" svg:height="0.962cm" svg:x="3.5cm" svg:y="10.244cm">
            <draw:text-box>
              <text:p>Nascimento:</text:p>
            </draw:text-box>
          </draw:frame>
          <draw:custom-shape draw:style-name="gr20" draw:text-style-name="P25" draw:layer="layout" svg:width="9.5cm" svg:height="1cm" svg:x="9.502cm" svg:y="10.225cm">
            <text:p text:style-name="P24"><text:span text:style-name="T5">___/___/___</text:span><text:span text:style-name="T6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8" draw:text-style-name="P7" draw:layer="layout" svg:width="6cm" svg:height="0.962cm" svg:x="3.5cm" svg:y="11.672cm">
            <draw:text-box>
              <text:p>Série:</text:p>
            </draw:text-box>
          </draw:frame>
          <draw:custom-shape draw:style-name="gr21" draw:text-style-name="P26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8" draw:text-style-name="P7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6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7" draw:layer="layout" svg:width="6cm" svg:height="0.962cm" svg:x="3.502cm" svg:y="7.386cm">
          <draw:text-box>
            <text:p>CPF:</text:p>
          </draw:text-box>
        </draw:frame>
        <draw:custom-shape draw:style-name="gr22" draw:text-style-name="P25" draw:layer="layout" svg:width="9.5cm" svg:height="1cm" svg:x="9.504cm" svg:y="7.367cm">
          <text:p text:style-name="P24"><text:span text:style-name="T5">___.___.___-</text:span><text:span text:style-name="T6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4.5cm" svg:height="2cm" svg:x="20cm" svg:y="7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8" draw:text-style-name="P7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6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7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la Contratação de professores</text:p>
          </draw:text-box>
        </draw:frame>
        <draw:frame draw:style-name="gr8" draw:text-style-name="P10" draw:layer="layout" svg:width="22cm" svg:height="5.939cm" svg:x="3cm" svg:y="4.5cm">
          <draw:text-box>
            <text:p text:style-name="P9">Tela Para contratação de professores será mais simples. A instituição exigirá dos profissionais que façam envio de currículos devidamente formatados e apresentáveis.</text:p>
            <text:p text:style-name="P9"/>
            <text:p text:style-name="P9">Como a massa de profissionais disponíveis é abrangente, vários critérios de contratação como apresentação de currículo, posteriormente entrevista, no final uma aula teste com tema aleatório improvisado pelos proprietários da instituição.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1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cm" svg:height="0.962cm" svg:x="3cm" svg:y="4cm">
          <draw:text-box>
            <text:p>LOGO ESCOLA</text:p>
          </draw:text-box>
        </draw:frame>
        <draw:frame draw:style-name="gr19" draw:text-style-name="P13" draw:layer="layout" svg:width="13.5cm" svg:height="1.038cm" svg:x="7.5cm" svg:y="6cm">
          <draw:text-box>
            <text:p text:style-name="P5"><text:span text:style-name="T2">Faça parte da nossa equipe </text:span></text:p>
          </draw:text-box>
        </draw:frame>
        <draw:g>
          <draw:frame draw:style-name="gr8" draw:text-style-name="P7" draw:layer="layout" svg:width="6cm" svg:height="0.962cm" svg:x="3.5cm" svg:y="10.244cm">
            <draw:text-box>
              <text:p>Nascimento:</text:p>
            </draw:text-box>
          </draw:frame>
          <draw:custom-shape draw:style-name="gr24" draw:text-style-name="P25" draw:layer="layout" svg:width="9.5cm" svg:height="1cm" svg:x="9.502cm" svg:y="10.225cm">
            <text:p text:style-name="P24"><text:span text:style-name="T5">___/___/___</text:span><text:span text:style-name="T6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8" draw:text-style-name="P7" draw:layer="layout" svg:width="6cm" svg:height="0.962cm" svg:x="3.5cm" svg:y="11.672cm">
            <draw:text-box>
              <text:p>e-mail:</text:p>
            </draw:text-box>
          </draw:frame>
          <draw:custom-shape draw:style-name="gr21" draw:text-style-name="P26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8" draw:text-style-name="P7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6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7" draw:layer="layout" svg:width="6cm" svg:height="0.962cm" svg:x="3.502cm" svg:y="7.386cm">
          <draw:text-box>
            <text:p>CPF:</text:p>
          </draw:text-box>
        </draw:frame>
        <draw:custom-shape draw:style-name="gr25" draw:text-style-name="P25" draw:layer="layout" svg:width="9.5cm" svg:height="1cm" svg:x="9.504cm" svg:y="7.367cm">
          <text:p text:style-name="P24"><text:span text:style-name="T5">___.___.___-</text:span><text:span text:style-name="T6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.5cm" svg:height="2cm" svg:x="20cm" svg:y="7.367cm">
          <text:p text:style-name="P16">Anexar Curríc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8" draw:text-style-name="P7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6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7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la de Curso</text:p>
          </draw:text-box>
        </draw:frame>
        <draw:frame draw:style-name="gr8" draw:text-style-name="P10" draw:layer="layout" svg:width="23cm" svg:height="8.072cm" svg:x="2.5cm" svg:y="4cm">
          <draw:text-box>
            <text:list text:style-name="L4">
              <text:list-item>
                <text:p text:style-name="P21"><text:span text:style-name="T7">Tela de curso terá a área de vídeo com controles para voltar e avançar vídeo e os botões de próxima aula ou aula anterior;</text:span></text:p>
              </text:list-item>
              <text:list-item>
                <text:p text:style-name="P21">As matérias ficarão hospedadas no Youtube de forma privada para que apenas os alunos tenham acesso;</text:p>
              </text:list-item>
              <text:list-item>
                <text:p text:style-name="P21">Nem todas as matérias serão em vídeo, caso o professor desejar, postará conteúdo escrito;</text:p>
              </text:list-item>
              <text:list-item>
                <text:p text:style-name="P21">Na parte de baixo o aluno poderá escrever diretamente as dúvidas daquela matéria para o professor. Outros alunos poderão ver a sua dúvida e contribuir com explicação ou com resolução da questão;</text:p>
              </text:list-item>
              <text:list-item>
                <text:p text:style-name="P21">Barra lateral direita estará a lista de matérias do curso;</text:p>
              </text:list-item>
              <text:list-item>
                <text:p text:style-name="P21">Cada matéria será seguida por vários exercíc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ibliote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ixaremos uma página com livros que os alunos possam fazer download;</text:p>
              </text:list-item>
              <text:list-item>
                <text:p>Todos os livros disponíveis serão de domínio público;</text:p>
              </text:list-item>
              <text:list-item>
                <text:p>Instituição em contato com editoras visando alguma forma de parceria no comércio de livros dos mais diversos tipos para os alunos;</text:p>
              </text:list-item>
              <text:list-item>
                <text:p>Estarão em diferentes form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1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5.5cm" svg:height="0.962cm" svg:x="3cm" svg:y="4cm">
          <draw:text-box>
            <text:p text:style-name="P28">LOGO ESCOLA</text:p>
          </draw:text-box>
        </draw:frame>
        <draw:frame draw:style-name="gr19" draw:text-style-name="P13" draw:layer="layout" svg:width="13.5cm" svg:height="1.038cm" svg:x="7.5cm" svg:y="6cm">
          <draw:text-box>
            <text:p text:style-name="P30"><text:span text:style-name="T2">Biblioteca </text:span></text:p>
          </draw:text-box>
        </draw:frame>
        <draw:frame draw:style-name="gr8" draw:text-style-name="P7" draw:layer="layout" svg:width="6cm" svg:height="0.962cm" svg:x="3.501cm" svg:y="8.815cm">
          <draw:text-box>
            <text:p>Obra:</text:p>
          </draw:text-box>
        </draw:frame>
        <draw:custom-shape draw:style-name="gr27" draw:text-style-name="P26" draw:layer="layout" svg:width="13.496cm" svg:height="1cm" svg:x="9.503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9" draw:layer="layout" svg:width="6cm" svg:height="0.962cm" svg:x="3.502cm" svg:y="7.386cm">
          <draw:text-box>
            <text:p text:style-name="P28">Autor:</text:p>
          </draw:text-box>
        </draw:frame>
        <draw:custom-shape draw:style-name="gr28" draw:text-style-name="P32" draw:layer="layout" svg:width="13.496cm" svg:height="1cm" svg:x="9.504cm" svg:y="7.367cm">
          <text:p text:style-name="P31"><text:span text:style-name="T5">___.___.___-</text:span><text:span text:style-name="T6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0.676cm" svg:height="3.959cm" svg:x="3.823cm" svg:y="9.9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3">Autor</text:p>
              </table:table-cell>
              <table:table-cell>
                <text:p text:style-name="P33">Obra</text:p>
              </table:table-cell>
              <table:table-cell>
                <text:p text:style-name="P33">Formato </text:p>
              </table:table-cell>
              <table:table-cell table:style-name="ce2">
                <text:p text:style-name="P34"><text:span text:style-name="T8">↓</text:span></text:p>
              </table:table-cell>
            </table:table-row>
            <table:table-row table:style-name="ro1" table:default-cell-style-name="gray2">
              <table:table-cell>
                <text:p>Aristóteles</text:p>
              </table:table-cell>
              <table:table-cell>
                <text:p>Sobre a alma</text:p>
              </table:table-cell>
              <table:table-cell>
                <text:p>PDF</text:p>
              </table:table-cell>
              <table:table-cell/>
            </table:table-row>
            <table:table-row table:style-name="ro1" table:default-cell-style-name="gray1">
              <table:table-cell>
                <text:p>Dante</text:p>
              </table:table-cell>
              <table:table-cell>
                <text:p>A divina comédia</text:p>
              </table:table-cell>
              <table:table-cell>
                <text:p>MOBI</text:p>
              </table:table-cell>
              <table:table-cell/>
            </table:table-row>
            <table:table-row table:style-name="ro1" table:default-cell-style-name="gray2">
              <table:table-cell>
                <text:p>Homero</text:p>
              </table:table-cell>
              <table:table-cell>
                <text:p>Ilíada</text:p>
              </table:table-cell>
              <table:table-cell>
                <text:p>PD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t" draw:style="rect" draw:dots1="2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1T22:41:41.411000000</dc:date>
    <meta:editing-duration>PT12M54S</meta:editing-duration>
    <meta:editing-cycles>2</meta:editing-cycles>
    <meta:generator>LibreOffice/7.2.6.2$Windows_X86_64 LibreOffice_project/b0ec3a565991f7569a5a7f5d24fed7f52653d754</meta:generator>
    <meta:document-statistic meta:object-count="145"/>
  </office:meta>
</office:document-meta>
</file>